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9da0a"/>
    </style:style>
    <style:style style:name="P2" style:family="paragraph" style:parent-style-name="Heading_20_1">
      <style:paragraph-properties fo:break-before="page"/>
      <style:text-properties officeooo:paragraph-rsid="000a0d47"/>
    </style:style>
    <style:style style:name="P3" style:family="paragraph" style:parent-style-name="Heading_20_1" style:list-style-name="">
      <style:text-properties officeooo:paragraph-rsid="000a0d47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09da0a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0a0d47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19. Longest Subarray With Maximum Bitwise AND</text:h>
      <text:p text:style-name="P7">You are given an integer array <text:span text:style-name="Source_20_Text"><text:span text:style-name="T1">nums</text:span></text:span> of size <text:span text:style-name="Source_20_Text"><text:span text:style-name="T1">n</text:span></text:span>.</text:p>
      <text:p text:style-name="P7">Consider a <text:span text:style-name="Strong_20_Emphasis"><text:span text:style-name="T2">non-empty</text:span></text:span> subarray from <text:span text:style-name="Source_20_Text"><text:span text:style-name="T1">nums</text:span></text:span> that has the <text:span text:style-name="Strong_20_Emphasis"><text:span text:style-name="T2">maximum</text:span></text:span> possible <text:span text:style-name="Strong_20_Emphasis"><text:span text:style-name="T2">bitwise AND</text:span></text:span>.</text:p>
      <text:list text:style-name="L1">
        <text:list-item>
          <text:p text:style-name="P8">In other words, let <text:span text:style-name="Source_20_Text"><text:span text:style-name="T1">k</text:span></text:span> be the maximum value of the bitwise AND of <text:span text:style-name="Strong_20_Emphasis"><text:span text:style-name="T2">any</text:span></text:span> subarray of <text:span text:style-name="Source_20_Text"><text:span text:style-name="T1">nums</text:span></text:span>. Then, only subarrays with a bitwise AND equal to <text:span text:style-name="Source_20_Text"><text:span text:style-name="T1">k</text:span></text:span> should be considered.</text:p>
        </text:list-item>
      </text:list>
      <text:p text:style-name="P7">Return <text:span text:style-name="Emphasis"><text:span text:style-name="T2">the length of the </text:span></text:span><text:span text:style-name="Emphasis"><text:span text:style-name="Strong_20_Emphasis"><text:span text:style-name="T2">longest</text:span></text:span></text:span><text:span text:style-name="Emphasis"><text:span text:style-name="T2"> such subarray</text:span></text:span>.</text:p>
      <text:p text:style-name="P7">The bitwise AND of an array is the bitwise AND of all the numbers in it.</text:p>
      <text:p text:style-name="P7">A <text:span text:style-name="Strong_20_Emphasis"><text:span text:style-name="T2">subarray</text:span></text:span> is a contiguous sequence of elements within an array.</text:p>
      <text:p text:style-name="P7"> </text:p>
      <text:p text:style-name="P7"><text:span text:style-name="Strong_20_Emphasis"><text:span text:style-name="T2">Example 1:</text:span></text:span></text:p>
      <text:p text:style-name="P4"><text:span text:style-name="Strong_20_Emphasis"><text:span text:style-name="T2">Input:</text:span></text:span> nums = [1,2,3,3,2,2]</text:p>
      <text:p text:style-name="P4"><text:span text:style-name="Strong_20_Emphasis"><text:span text:style-name="T2">Output:</text:span></text:span> 2</text:p>
      <text:p text:style-name="P4"><text:span text:style-name="Strong_20_Emphasis"><text:span text:style-name="T2">Explanation:</text:span></text:span></text:p>
      <text:p text:style-name="P6">The maximum possible bitwise AND of a subarray is 3.</text:p>
      <text:p text:style-name="P5">The longest subarray with that value is [3,3], so we return 2.</text:p>
      <text:p text:style-name="P7"><text:span text:style-name="Strong_20_Emphasis"><text:span text:style-name="T2">Example 2:</text:span></text:span></text:p>
      <text:p text:style-name="P4"><text:span text:style-name="Strong_20_Emphasis"><text:span text:style-name="T2">Input:</text:span></text:span> nums = [1,2,3,4]</text:p>
      <text:p text:style-name="P4"><text:span text:style-name="Strong_20_Emphasis"><text:span text:style-name="T2">Output:</text:span></text:span> 1</text:p>
      <text:p text:style-name="P4"><text:span text:style-name="Strong_20_Emphasis"><text:span text:style-name="T2">Explanation:</text:span></text:span></text:p>
      <text:p text:style-name="P6">The maximum possible bitwise AND of a subarray is 4.</text:p>
      <text:p text:style-name="P5">The longest subarray with that value is [4], so we return 1.</text:p>
      <text:p text:style-name="P7"> </text:p>
      <text:p text:style-name="P7"><text:span text:style-name="Strong_20_Emphasis"><text:span text:style-name="T2">Constraints:</text:span></text:span></text:p>
      <text:list text:style-name="L2">
        <text:list-item>
          <text:p text:style-name="P9"><text:span text:style-name="Source_20_Text"><text:span text:style-name="T1">1 &lt;= nums.length &lt;= 10</text:span></text:span><text:span text:style-name="Source_20_Text"><text:span text:style-name="T3">5</text:span></text:span></text:p>
        </text:list-item>
        <text:list-item>
          <text:p text:style-name="P10"><text:span text:style-name="Source_20_Text"><text:span text:style-name="T1">1 &lt;= nums[i] &lt;= 10</text:span></text:span><text:span text:style-name="Source_20_Text"><text:span text:style-name="T3">6</text:span></text:span></text:p>
        </text:list-item>
      </text:list>
      <text:p text:style-name="Text_20_body"/>
      <text:h text:style-name="P1" text:outline-level="1">2419. Longest Subarray With Maximum Bitwise AND</text:h>
      <text:p text:style-name="P11">/*</text:p>
      <text:p text:style-name="P11"><text:s text:c="4"/><text:span text:style-name="T4">Naive approach</text:span></text:p>
      <text:p text:style-name="P11"><text:s text:c="4"/>Time complexity: O(n^2)</text:p>
      <text:p text:style-name="P11"><text:s text:c="4"/>Space complexity: O(1)</text:p>
      <text:p text:style-name="P11">*/</text:p>
      <text:p text:style-name="P11">class Solution {</text:p>
      <text:p text:style-name="P11"><text:s text:c="4"/>public:</text:p>
      <text:p text:style-name="P11"><text:s text:c="8"/>int longestSubarray(vector&lt;int&gt;&amp; nums) {</text:p>
      <text:p text:style-name="P11"><text:s text:c="12"/>int n=nums.size();</text:p>
      <text:p text:style-name="P11"><text:s text:c="12"/>int max_and=0;</text:p>
      <text:p text:style-name="P11"><text:s text:c="12"/>int ans=1;</text:p>
      <text:p text:style-name="P11"><text:s text:c="12"/>for(int i=0;i&lt;n;++i){</text:p>
      <text:p text:style-name="P11"><text:s text:c="16"/>int cur_max_and=nums[i];</text:p>
      <text:p text:style-name="P11"><text:s text:c="16"/>for(int j=i;j&lt;n;++j){</text:p>
      <text:p text:style-name="P11"><text:s text:c="20"/>cur_max_and &amp;= nums[j];</text:p>
      <text:p text:style-name="P11"><text:s text:c="20"/>if(cur_max_and!=0){</text:p>
      <text:p text:style-name="P11"><text:s text:c="24"/>if(cur_max_and&gt;max_and){</text:p>
      <text:p text:style-name="P11"><text:s text:c="28"/>max_and=cur_max_and;</text:p>
      <text:p text:style-name="P11"><text:s text:c="28"/>ans=j-i+1;</text:p>
      <text:p text:style-name="P11"><text:s text:c="24"/>}</text:p>
      <text:p text:style-name="P11"><text:s text:c="24"/>else if(cur_max_and==max_and){</text:p>
      <text:p text:style-name="P11"><text:s text:c="28"/>ans=std::max(ans,j-i+1);</text:p>
      <text:p text:style-name="P11"><text:s text:c="24"/>}</text:p>
      <text:p text:style-name="P11"><text:s text:c="20"/>}</text:p>
      <text:p text:style-name="P11"><text:s text:c="16"/>}</text:p>
      <text:p text:style-name="P11"><text:s text:c="12"/>}</text:p>
      <text:p text:style-name="P11"><text:s text:c="12"/>return ans;</text:p>
      <text:p text:style-name="P11"><text:s text:c="8"/>}</text:p>
      <text:p text:style-name="P11">};</text:p>
      <text:h text:style-name="P2" text:outline-level="1">2419. Longest Subarray With Maximum Bitwise AND</text:h>
      <text:p text:style-name="P12">/*</text:p>
      <text:p text:style-name="P12"><text:s text:c="4"/><text:span text:style-name="T4">Modified Kadane's algorithm-version 1</text:span></text:p>
      <text:p text:style-name="P12"><text:s text:c="4"/>Time complexity: O(n+n)=O(n)</text:p>
      <text:p text:style-name="P12"><text:s text:c="4"/>Space complexity: O(1)</text:p>
      <text:p text:style-name="P12">*/</text:p>
      <text:p text:style-name="P12">class Solution {</text:p>
      <text:p text:style-name="P12"><text:s text:c="4"/>public:</text:p>
      <text:p text:style-name="P12"><text:s text:c="8"/>int longestSubarray(std::vector&lt;int&gt;&amp; nums) {</text:p>
      <text:p text:style-name="P12"><text:s text:c="12"/>int n=nums.size();</text:p>
      <text:p text:style-name="P12"><text:s text:c="12"/>int mx=*std::max_element(nums.begin(),nums.end());</text:p>
      <text:p text:style-name="P12"><text:s text:c="12"/>int tmp_ans=0,ans=0;</text:p>
      <text:p text:style-name="P12"><text:s text:c="12"/>for(auto&amp; e: nums){</text:p>
      <text:p text:style-name="P12"><text:s text:c="16"/>if(e==mx) tmp_ans++;</text:p>
      <text:p text:style-name="P12"><text:s text:c="16"/>else tmp_ans=0;</text:p>
      <text:p text:style-name="P12"><text:s text:c="16"/>ans=std::max(ans,tmp_ans);</text:p>
      <text:p text:style-name="P12"><text:s text:c="12"/>}</text:p>
      <text:p text:style-name="P12"><text:s text:c="12"/>return ans;</text:p>
      <text:p text:style-name="P12"><text:s text:c="8"/>}</text:p>
      <text:p text:style-name="P12">};</text:p>
      <text:h text:style-name="P3" text:outline-level="1"/>
      <text:h text:style-name="P2" text:outline-level="1">2419. Longest Subarray With Maximum Bitwise AND</text:h>
      <text:p text:style-name="P12">/*</text:p>
      <text:p text:style-name="P12"><text:s text:c="4"/><text:span text:style-name="T4">Modified Kadane's algorithm-version 2</text:span></text:p>
      <text:p text:style-name="P12"><text:s text:c="4"/>Time complexity: O(n)=O(n)</text:p>
      <text:p text:style-name="P12"><text:s text:c="4"/>Space complexity: O(1)</text:p>
      <text:p text:style-name="P12">*/</text:p>
      <text:p text:style-name="P12">class Solution {</text:p>
      <text:p text:style-name="P12"><text:s text:c="4"/>public:</text:p>
      <text:p text:style-name="P12"><text:s text:c="8"/>int longestSubarray(vector&lt;int&gt;&amp; nums) {</text:p>
      <text:p text:style-name="P12"><text:s text:c="12"/>int n=nums.size();</text:p>
      <text:p text:style-name="P12"><text:s text:c="12"/>int cur_max_and=0,tmp_ans=0,ans=0;</text:p>
      <text:p text:style-name="P12"><text:s text:c="12"/>for(auto&amp; e: nums){</text:p>
      <text:p text:style-name="P12"><text:s text:c="16"/>if(e&gt;cur_max_and){</text:p>
      <text:p text:style-name="P12"><text:s text:c="20"/>cur_max_and=e;</text:p>
      <text:p text:style-name="P12"><text:s text:c="20"/>tmp_ans=1;</text:p>
      <text:p text:style-name="P12"><text:s text:c="20"/>ans=0;</text:p>
      <text:p text:style-name="P12"/>
      <text:p text:style-name="P12"><text:s text:c="16"/>}</text:p>
      <text:p text:style-name="P12"><text:s text:c="16"/>else if(e==cur_max_and) tmp_ans+=1;</text:p>
      <text:p text:style-name="P12"><text:s text:c="16"/>else {</text:p>
      <text:p text:style-name="P12"><text:s text:c="20"/>tmp_ans=0;</text:p>
      <text:p text:style-name="P12"><text:s text:c="16"/>}</text:p>
      <text:p text:style-name="P12"><text:s text:c="16"/>ans=std::max(ans,tmp_ans);</text:p>
      <text:p text:style-name="P12"><text:s text:c="12"/>}</text:p>
      <text:p text:style-name="P12"><text:s text:c="12"/>return ans;</text:p>
      <text:p text:style-name="P12"><text:s text:c="8"/>}</text:p>
      <text:p text:style-name="P12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2:22:50.092600789</meta:creation-date>
    <dc:date>2024-09-14T13:02:10.103096603</dc:date>
    <meta:editing-duration>PT29M1S</meta:editing-duration>
    <meta:editing-cycles>1</meta:editing-cycles>
    <meta:document-statistic meta:table-count="0" meta:image-count="0" meta:object-count="0" meta:page-count="4" meta:paragraph-count="101" meta:word-count="327" meta:character-count="2981" meta:non-whitespace-character-count="1941"/>
    <meta:generator>LibreOffice/24.2.5.2$Linux_X86_64 LibreOffice_project/420$Build-2</meta:generator>
  </office:meta>
</office:document-meta>
</file>